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4ece" officeooo:paragraph-rsid="00124ece"/>
    </style:style>
    <style:style style:name="P2" style:family="paragraph" style:parent-style-name="Standard">
      <style:text-properties officeooo:rsid="0014ddc3" officeooo:paragraph-rsid="0014ddc3"/>
    </style:style>
    <style:style style:name="P3" style:family="paragraph" style:parent-style-name="Standard">
      <style:text-properties officeooo:rsid="0016b755" officeooo:paragraph-rsid="0016b755"/>
    </style:style>
    <style:style style:name="T1" style:family="text">
      <style:text-properties officeooo:rsid="00186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exploration :</text:p>
      <text:p text:style-name="P1">Pour analyser l’exploration, nous avons fait des fluctuations sur le nombre de spawn pour les écureuils.</text:p>
      <text:p text:style-name="P1"/>
      <text:p text:style-name="P1">Exploration egoiste</text:p>
      <text:p text:style-name="P1">En exploration égoïste, chaque écureuil doit visiter l’ensemble des cases, il n’y a aucune colaboration. </text:p>
      <text:p text:style-name="P2">C’est donc normal qu’on voit ici qu’ils mettent à peu près le même temps, peu importe l’endroit où ils apparaissent.</text:p>
      <text:p text:style-name="P2"/>
      <text:p text:style-name="P3">Exploration <text:span text:style-name="T1">sans coordinati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9:44:35.794604723</meta:creation-date>
    <dc:date>2018-12-12T19:53:34.176268692</dc:date>
    <meta:editing-duration>PT8M5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9" meta:character-count="394" meta:non-whitespace-character-count="340"/>
  </office:meta>
</office:document-meta>
</file>